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7d88" officeooo:paragraph-rsid="00097d88"/>
    </style:style>
    <style:style style:name="P2" style:family="paragraph" style:parent-style-name="Standard">
      <style:paragraph-properties fo:text-align="start" style:justify-single-word="false"/>
      <style:text-properties officeooo:rsid="00152e79" officeooo:paragraph-rsid="001683d0"/>
    </style:style>
    <style:style style:name="P3" style:family="paragraph" style:parent-style-name="Standard">
      <style:paragraph-properties fo:text-align="start" style:justify-single-word="false"/>
      <style:text-properties officeooo:rsid="00152e79" officeooo:paragraph-rsid="00199263"/>
    </style:style>
    <style:style style:name="P4" style:family="paragraph" style:parent-style-name="Standard">
      <style:paragraph-properties fo:text-align="start" style:justify-single-word="false"/>
      <style:text-properties officeooo:rsid="00152e79" officeooo:paragraph-rsid="001877b4"/>
    </style:style>
    <style:style style:name="P5" style:family="paragraph" style:parent-style-name="Standard">
      <style:paragraph-properties fo:text-align="start" style:justify-single-word="false"/>
      <style:text-properties officeooo:rsid="00152e79" officeooo:paragraph-rsid="001db34e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officeooo:rsid="002b0ec1" officeooo:paragraph-rsid="002b0ec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rsid="002c7bc3" officeooo:paragraph-rsid="002c7bc3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52e79" officeooo:paragraph-rsid="001db34e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52e79" officeooo:paragraph-rsid="001877b4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b52b4" officeooo:paragraph-rsid="002b52b4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b52b4" officeooo:paragraph-rsid="002cf9c6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83d0" officeooo:paragraph-rsid="002930c2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83d0" officeooo:paragraph-rsid="00169263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9c03f" officeooo:paragraph-rsid="0029c03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52b4" officeooo:paragraph-rsid="002b52b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b52b4" officeooo:paragraph-rsid="002cf9c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52e79" officeooo:paragraph-rsid="00152e7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52e79" officeooo:paragraph-rsid="002b5b45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52e79" officeooo:paragraph-rsid="0016d031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52e79" officeooo:paragraph-rsid="002930c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52e79" officeooo:paragraph-rsid="0016926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52e79" officeooo:paragraph-rsid="0029c03f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52e79" officeooo:paragraph-rsid="002c7bc3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52e79" officeooo:paragraph-rsid="002af55b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52e79" officeooo:paragraph-rsid="00199263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52e79" officeooo:paragraph-rsid="0029d40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598ac" officeooo:paragraph-rsid="002b5b45"/>
    </style:style>
    <style:style style:name="P28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officeooo:rsid="002b0ec1" officeooo:paragraph-rsid="002b0ec1" style:font-style-asian="normal" style:font-style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officeooo:rsid="002b0ec1" officeooo:paragraph-rsid="002b0ec1" style:font-style-asian="normal" style:font-style-complex="normal"/>
    </style:style>
    <style:style style:name="T1" style:family="text">
      <style:text-properties officeooo:rsid="00152e79"/>
    </style:style>
    <style:style style:name="T2" style:family="text">
      <style:text-properties officeooo:rsid="001683d0"/>
    </style:style>
    <style:style style:name="T3" style:family="text">
      <style:text-properties officeooo:rsid="00169263"/>
    </style:style>
    <style:style style:name="T4" style:family="text">
      <style:text-properties officeooo:rsid="0016d031"/>
    </style:style>
    <style:style style:name="T5" style:family="text">
      <style:text-properties officeooo:rsid="001877b4"/>
    </style:style>
    <style:style style:name="T6" style:family="text">
      <style:text-properties officeooo:rsid="00199263"/>
    </style:style>
    <style:style style:name="T7" style:family="text">
      <style:text-properties officeooo:rsid="001b7816"/>
    </style:style>
    <style:style style:name="T8" style:family="text">
      <style:text-properties officeooo:rsid="001c3303"/>
    </style:style>
    <style:style style:name="T9" style:family="text">
      <style:text-properties officeooo:rsid="001dc651"/>
    </style:style>
    <style:style style:name="T10" style:family="text">
      <style:text-properties officeooo:rsid="0023a68e"/>
    </style:style>
    <style:style style:name="T11" style:family="text">
      <style:text-properties officeooo:rsid="002598ac"/>
    </style:style>
    <style:style style:name="T12" style:family="text">
      <style:text-properties officeooo:rsid="00275875"/>
    </style:style>
    <style:style style:name="T13" style:family="text">
      <style:text-properties officeooo:rsid="002930c2"/>
    </style:style>
    <style:style style:name="T14" style:family="text">
      <style:text-properties officeooo:rsid="002990ab"/>
    </style:style>
    <style:style style:name="T15" style:family="text">
      <style:text-properties officeooo:rsid="0029c03f"/>
    </style:style>
    <style:style style:name="T16" style:family="text">
      <style:text-properties officeooo:rsid="0029d40b"/>
    </style:style>
    <style:style style:name="T17" style:family="text">
      <style:text-properties officeooo:rsid="002b0ec1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b0ec1"/>
    </style:style>
    <style:style style:name="T20" style:family="text">
      <style:text-properties style:text-position="sub 58%" officeooo:rsid="002b52b4"/>
    </style:style>
    <style:style style:name="T21" style:family="text">
      <style:text-properties style:text-position="super 58%" officeooo:rsid="002b52b4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b52b4"/>
    </style:style>
    <style:style style:name="T24" style:family="text">
      <style:text-properties officeooo:rsid="002b52b4"/>
    </style:style>
    <style:style style:name="T25" style:family="text">
      <style:text-properties officeooo:rsid="002b5b45"/>
    </style:style>
    <style:style style:name="T26" style:family="text">
      <style:text-properties officeooo:rsid="00310c49"/>
    </style:style>
    <style:style style:name="T27" style:family="text">
      <style:text-properties officeooo:rsid="0035fc0f"/>
    </style:style>
    <style:style style:name="T28" style:family="text">
      <style:text-properties officeooo:rsid="0036a9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Pablinas</text:p>
      <text:p text:style-name="P1">ICS 211 #2<text:span text:style-name="T1">6</text:span></text:p>
      <text:p text:style-name="P1">12/0<text:span text:style-name="T26">9</text:span>/17</text:p>
      <text:list xml:id="list2941417555" text:style-name="L1">
        <text:list-item>
          <text:p text:style-name="P10">h(k) = k % 7</text:p>
          <text:p text:style-name="P15"/>
          <text:p text:style-name="P17">43 % 7 = 1 → list[1] = 43</text:p>
          <text:p text:style-name="P17">22 % 7 = 1 → COLLISION → list[2] = 22</text:p>
          <text:p text:style-name="P17">15 % 7 = 1 → COLLISION → list[<text:span text:style-name="T10">3</text:span>] = 15</text:p>
          <text:p text:style-name="P17">8 % 7 = 1 → COLLISION → list[<text:span text:style-name="T10">4</text:span>] = 8 </text:p>
          <text:p text:style-name="P17">12 % 7 = 5 → list[5] = 12</text:p>
          <text:p text:style-name="P17">54 % 7 = 5 → COLLISION → list[6] = 54</text:p>
          <text:p text:style-name="P17">49 % 7 = 0 → list[<text:span text:style-name="T10">0</text:span>] = 49</text:p>
          <text:p text:style-name="P17"/>
          <text:p text:style-name="P18"><text:span text:style-name="T4">l</text:span>ist[0] = <text:span text:style-name="T10">49</text:span></text:p>
          <text:p text:style-name="P18">list[1] = 43</text:p>
          <text:p text:style-name="P18">list[2] = 22</text:p>
          <text:p text:style-name="P18">list[3] = <text:span text:style-name="T10">15</text:span></text:p>
          <text:p text:style-name="P18">list[4] = <text:span text:style-name="T10">8</text:span></text:p>
          <text:p text:style-name="P18"><text:span text:style-name="T25">l</text:span>ist[5] = 12</text:p>
          <text:p text:style-name="P18">list[6] = 5<text:span text:style-name="T10">4</text:span></text:p>
          <text:p text:style-name="P19"/>
        </text:list-item>
        <text:list-item>
          <text:p text:style-name="P12">h(k) = <text:span text:style-name="T9">(</text:span>k + i<text:span text:style-name="T21">2</text:span><text:span text:style-name="T12">) % 7</text:span></text:p>
          <text:p text:style-name="P16"/>
          <text:p text:style-name="P20">43 % 7 = 1 → list[1] = 43</text:p>
          <text:p text:style-name="P20">22 % 7 = 1 → COLLISION → list[<text:span text:style-name="T3">2</text:span>] = 22</text:p>
          <text:p text:style-name="P20">15 % 7 = 1 → COLLISION → list[<text:span text:style-name="T13">5</text:span>] = 15</text:p>
          <text:p text:style-name="P20">8 % 7 = 1 → COLLISION → list[<text:span text:style-name="T13">3</text:span>] = 8 </text:p>
          <text:p text:style-name="P20">12 % 7 = 5 → <text:span text:style-name="T5">COLLISION → </text:span>list[<text:span text:style-name="T13">6</text:span>] = 12</text:p>
          <text:p text:style-name="P20">54 % 7 = 5 → COLLISION→<text:span text:style-name="T2"> </text:span>list[<text:span text:style-name="T13">0</text:span>] = 54</text:p>
          <text:p text:style-name="P20">49 % 7 = 0 → <text:span text:style-name="T2">l</text:span>ist[<text:span text:style-name="T13">4</text:span>] = 49</text:p>
        </text:list-item>
      </text:list>
      <text:p text:style-name="P2"/>
      <text:list xml:id="list193258553886716" text:continue-numbering="true" text:style-name="L1">
        <text:list-header>
          <text:p text:style-name="P18"><text:span text:style-name="T2">l</text:span>ist[<text:span text:style-name="T2">0</text:span>] = <text:span text:style-name="T13">54</text:span></text:p>
          <text:p text:style-name="P18">list[1] = 43</text:p>
          <text:p text:style-name="P18">list[<text:span text:style-name="T11">2</text:span>] = <text:span text:style-name="T11">22</text:span></text:p>
          <text:p text:style-name="P27">list[3] = 8</text:p>
          <text:p text:style-name="P18"><text:span text:style-name="T4">l</text:span>ist[<text:span text:style-name="T8">4</text:span>] = <text:span text:style-name="T13">49</text:span></text:p>
          <text:p text:style-name="P18"><text:span text:style-name="T4">li</text:span>st[5] = <text:span text:style-name="T11">15</text:span></text:p>
          <text:p text:style-name="P18">list[<text:span text:style-name="T8">6</text:span>] = <text:span text:style-name="T11">12</text:span></text:p>
        </text:list-header>
      </text:list>
      <text:p text:style-name="P5"/>
      <text:p text:style-name="P8"/>
      <text:list xml:id="list193256828182722" text:continue-numbering="true" text:style-name="L1">
        <text:list-item>
          <text:p text:style-name="P13">h(k) = <text:span text:style-name="T9">(</text:span>(<text:span text:style-name="T17">h</text:span><text:span text:style-name="T19">1</text:span>(k) + <text:span text:style-name="T28">n * h</text:span><text:span text:style-name="T19">2</text:span><text:span text:style-name="T14">(k))</text:span></text:p>
          <text:p text:style-name="P28">h<text:span text:style-name="T18">1</text:span><text:span text:style-name="T22">(k) </text:span><text:span text:style-name="T23">= k % 7</text:span></text:p>
          <text:p text:style-name="P29">h<text:span text:style-name="T18">2</text:span>(k) <text:span text:style-name="T24">= 5 – (k % 5)</text:span></text:p>
        </text:list-item>
      </text:list>
      <text:p text:style-name="P6"/>
      <text:list xml:id="list193258169690413" text:continue-numbering="true" text:style-name="L1">
        <text:list-header>
          <text:p text:style-name="P21">43 % 7 = 1 → list[1] = 43</text:p>
          <text:p text:style-name="P21">22 % 7 = 1 → COLLISION → list[<text:span text:style-name="T27">4</text:span>] = 22</text:p>
          <text:p text:style-name="P21">15 % 7 = 1 → COLLISION → list[<text:span text:style-name="T27">6</text:span>] = 15</text:p>
          <text:p text:style-name="P21">8 % 7 = 1 → COLLISION → list[<text:span text:style-name="T27">3</text:span>] = 8 </text:p>
          <text:p text:style-name="P21">12 % 7 = 5 → list[<text:span text:style-name="T14">5</text:span>] = 12</text:p>
          <text:p text:style-name="P21">54 % 7 = 5 → COLLISION→<text:span text:style-name="T2"> </text:span>list[<text:span text:style-name="T27">0</text:span>] = 54</text:p>
          <text:p text:style-name="P21">49 % 7 = 0 → <text:span text:style-name="T27">COLLISION → l</text:span>ist[<text:span text:style-name="T27">2</text:span>] = 49</text:p>
        </text:list-header>
      </text:list>
      <text:p text:style-name="P7"/>
      <text:list xml:id="list193258585469190" text:continue-numbering="true" text:style-name="L1">
        <text:list-header>
          <text:p text:style-name="P18"><text:span text:style-name="T5">l</text:span>ist[<text:span text:style-name="T2">0</text:span>] = <text:span text:style-name="T27">54</text:span></text:p>
          <text:p text:style-name="P18">list[1] = 43</text:p>
          <text:p text:style-name="P18">list[<text:span text:style-name="T3">2</text:span>] = <text:span text:style-name="T27">49</text:span></text:p>
          <text:p text:style-name="P18"><text:span text:style-name="T25">l</text:span>ist[<text:span text:style-name="T3">3</text:span>] = <text:span text:style-name="T27">8</text:span></text:p>
          <text:p text:style-name="P18"><text:span text:style-name="T5">l</text:span>ist[<text:span text:style-name="T5">4</text:span>] = <text:span text:style-name="T27">22</text:span></text:p>
          <text:p text:style-name="P18">list[<text:span text:style-name="T2">5</text:span>] = <text:span text:style-name="T27">12</text:span></text:p>
          <text:p text:style-name="P18">list[<text:span text:style-name="T5">6</text:span>] = <text:span text:style-name="T27">15</text:span></text:p>
        </text:list-header>
      </text:list>
      <text:p text:style-name="P4"/>
      <text:list xml:id="list193257756449301" text:continue-numbering="true" text:style-name="L1">
        <text:list-item>
          <text:p text:style-name="P14">(2D Array)</text:p>
          <text:p text:style-name="P11">h(k) = k % 7</text:p>
          <text:p text:style-name="P16"/>
          <text:p text:style-name="P22">43 % 7 = 1 → list[<text:span text:style-name="T7">1</text:span>]<text:span text:style-name="T7">[0]</text:span> = 43</text:p>
          <text:p text:style-name="P22">22 % 7 = 1 → COLLISION → list[<text:span text:style-name="T7">1</text:span>]<text:span text:style-name="T7">[1]</text:span> = 22</text:p>
          <text:p text:style-name="P22">15 % 7 = 1 → COLLISION → list[<text:span text:style-name="T7">1</text:span>]<text:span text:style-name="T7">[2]</text:span> = 15</text:p>
          <text:p text:style-name="P22">8 % 7 = 1 → COLLISION → list<text:span text:style-name="T7">[1]</text:span>[<text:span text:style-name="T6">3</text:span>] = 8 </text:p>
          <text:p text:style-name="P22">12 % 7 = 5 → <text:span text:style-name="T5">COLLISION → </text:span>list[<text:span text:style-name="T7">5</text:span>]<text:span text:style-name="T7">[0]</text:span> = 12</text:p>
          <text:p text:style-name="P22">54 % 7 = 5 → COLLISION→<text:span text:style-name="T2"> </text:span>list[<text:span text:style-name="T6">5</text:span>]<text:span text:style-name="T7">[1]</text:span> = 54</text:p>
          <text:p text:style-name="P22">49 % 7 = 0 → <text:span text:style-name="T2">l</text:span>ist[<text:span text:style-name="T7">0</text:span>] = 49</text:p>
          <text:p text:style-name="P22"/>
          <text:p text:style-name="P22"><text:span text:style-name="T2">l</text:span>ist[<text:span text:style-name="T7">0</text:span>] = 49</text:p>
          <text:p text:style-name="P23">list[<text:span text:style-name="T7">1</text:span>]<text:span text:style-name="T7">[0]</text:span> = 43</text:p>
          <text:p text:style-name="P23">list[<text:span text:style-name="T7">1</text:span>]<text:span text:style-name="T7">[1]</text:span> = 22</text:p>
          <text:p text:style-name="P23">list[<text:span text:style-name="T7">1</text:span>]<text:span text:style-name="T7">[2]</text:span> = 15</text:p>
          <text:p text:style-name="P23">list<text:span text:style-name="T7">[1]</text:span>[<text:span text:style-name="T6">3</text:span>] = 8 </text:p>
          <text:p text:style-name="P24">list[<text:span text:style-name="T3">2</text:span>] = <text:span text:style-name="T16">(nil)</text:span></text:p>
          <text:p text:style-name="P24">list[<text:span text:style-name="T3">3</text:span>] = <text:span text:style-name="T16">(nil)</text:span></text:p>
          <text:p text:style-name="P24"><text:span text:style-name="T6">l</text:span>ist[<text:span text:style-name="T5">4</text:span>] = <text:span text:style-name="T16">(nil)</text:span></text:p>
          <text:p text:style-name="P23"><text:span text:style-name="T16">l</text:span>ist[<text:span text:style-name="T7">5</text:span>]<text:span text:style-name="T7">[0]</text:span> = 12</text:p>
          <text:p text:style-name="P23">list[<text:span text:style-name="T6">5</text:span>]<text:span text:style-name="T7">[1]</text:span> = 54</text:p>
          <text:p text:style-name="P24">list[<text:span text:style-name="T5">6</text:span>] = <text:span text:style-name="T16">(nil)</text:span></text:p>
        </text:list-item>
      </text:list>
      <text:p text:style-name="P4"/>
      <text:p text:style-name="P9"/>
      <text:list xml:id="list193256872621187" text:continue-numbering="true" text:style-name="L1">
        <text:list-item>
          <text:p text:style-name="P14">(Linked List)</text:p>
          <text:p text:style-name="P11">h(k) = k % 7</text:p>
          <text:p text:style-name="P16"/>
          <text:p text:style-name="P25">43 % 7 = 1 → list[<text:span text:style-name="T15">1]</text:span> = 43</text:p>
          <text:p text:style-name="P25">22 % 7 = 1 → COLLISION → list[<text:span text:style-name="T15">1</text:span>] = <text:span text:style-name="T16">22 → 43</text:span></text:p>
          <text:p text:style-name="P22">15 % 7 = 1 → COLLISION → list[<text:span text:style-name="T15">1</text:span>] = <text:span text:style-name="T16">15 → 22→ 43</text:span></text:p>
          <text:p text:style-name="P22">8 % 7 = 1 → COLLISION → list[<text:span text:style-name="T15">1</text:span>] = <text:span text:style-name="T16">8 → 15 → 22 → 43</text:span> </text:p>
          <text:p text:style-name="P25">12 % 7 = 5 → list[<text:span text:style-name="T15">5</text:span>] = 12</text:p>
          <text:p text:style-name="P26">54 % 7 = 5 → COLLISION→<text:span text:style-name="T2"> </text:span>list[<text:span text:style-name="T6">5</text:span>] =<text:span text:style-name="T16">54 → 12</text:span></text:p>
          <text:p text:style-name="P26">49 % 7 = 0 → <text:span text:style-name="T2">l</text:span>ist[<text:span text:style-name="T15">0</text:span>] = 49</text:p>
          <text:p text:style-name="P25"/>
          <text:p text:style-name="P26"><text:span text:style-name="T5">l</text:span>ist[<text:span text:style-name="T2">0</text:span>] = <text:span text:style-name="T16">49</text:span></text:p>
          <text:p text:style-name="P26">list[1] = <text:s/><text:span text:style-name="T16">8 → 15 → 22 → 43</text:span> </text:p>
          <text:p text:style-name="P26">list[<text:span text:style-name="T3">2</text:span>] = <text:span text:style-name="T16">(nil)</text:span></text:p>
          <text:p text:style-name="P26">list[<text:span text:style-name="T3">3</text:span>] = <text:span text:style-name="T16">(nil)</text:span></text:p>
          <text:p text:style-name="P26"><text:span text:style-name="T6">l</text:span>ist[<text:span text:style-name="T5">4</text:span>] = <text:span text:style-name="T16">(nil)</text:span></text:p>
          <text:p text:style-name="P26">list[<text:span text:style-name="T2">5</text:span>] = <text:span text:style-name="T6">54 → 12</text:span></text:p>
          <text:p text:style-name="P26">list[<text:span text:style-name="T5">6</text:span>] = <text:span text:style-name="T16">(nil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7:17.359901803</meta:creation-date>
    <dc:date>2017-12-13T19:32:04.998576571</dc:date>
    <meta:editing-duration>PT1H33M36S</meta:editing-duration>
    <meta:editing-cycles>40</meta:editing-cycles>
    <meta:generator>LibreOffice/5.4.3.2$Linux_X86_64 LibreOffice_project/40m0$Build-2</meta:generator>
    <meta:document-statistic meta:table-count="0" meta:image-count="0" meta:object-count="0" meta:page-count="3" meta:paragraph-count="86" meta:word-count="549" meta:character-count="1900" meta:non-whitespace-character-count="1433"/>
  </office:meta>
</office:document-meta>
</file>